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r" fo:country="HR"/>
    </style:style>
    <style:style style:name="P2" style:family="paragraph" style:parent-style-name="Preformatted_20_Text">
      <style:paragraph-properties fo:margin-top="0cm" fo:margin-bottom="0.499cm" loext:contextual-spacing="false"/>
      <style:text-properties fo:language="hr" fo:country="HR"/>
    </style:style>
    <style:style style:name="T1" style:family="text">
      <style:text-properties fo:language="hr" fo:country="H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op 5 vulnerable people in the graph</text:h>
      <text:p text:style-name="P1">MATCH (p:Person)-[:KNOWS]-(friend)-[:PARTY_TO]-&gt;(:Crime)</text:p>
      <text:p text:style-name="P1">WHERE NOT (p:Person)-[:PARTY_TO]-&gt;(:Crime)</text:p>
      <text:p text:style-name="P1">RETURN p.name AS name, p.surname AS surname, p.nhs_no AS id, count(distinct friend) AS dangerousFriends</text:p>
      <text:p text:style-name="P1">ORDER BY dangerousFriends DESC</text:p>
      <text:p text:style-name="P2">LIMIT 5</text:p>
      <text:p text:style-name="Standard"/>
      <text:h text:style-name="Heading_20_4" text:outline-level="4">Friends of Friends</text:h>
      <text:p text:style-name="Text_20_body">Using Cypher it’s then very easy to explore the graph out through a wider social circle. A small change to the query allows us to see not only friends of individuals who are associated with crimes, but also 'friends of friends' who are associated with crimes as well.</text:p>
      <text:p text:style-name="P1">MATCH (p:Person)-[:KNOWS*1..2]-(friend)-[:PARTY_TO]-&gt;(:Crime)</text:p>
      <text:p text:style-name="P1">WHERE NOT (p:Person)-[:PARTY_TO]-&gt;(:Crime)</text:p>
      <text:p text:style-name="P1">RETURN p.name AS name, p.surname AS surname, p.nhs_no AS id, count(distinct friend) AS dangerousFriends</text:p>
      <text:p text:style-name="P1">ORDER BY dangerousFriends DESC</text:p>
      <text:p text:style-name="P2">LIMIT 5</text:p>
      <text:p text:style-name="Standard"/>
      <text:h text:style-name="Heading_20_4" text:outline-level="4">Looking for local Dangerous Friends</text:h>
      <text:p text:style-name="Text_20_body">Now that we’ve seen Anne Freeman’s social circle, it would be good to know whether any of her dangerous friends is actually local to her (in her area, or neighbourhood).</text:p>
      <text:p text:style-name="P1">MATCH (anne:Person {nhs_no: '804-54-6976', surname: 'Freeman'})-[k:KNOWS]-(friend)-[pt:PARTY_TO]-&gt;(c:Crime),</text:p>
      <text:p text:style-name="P1">(anne)-[ca1:CURRENT_ADDRESS]-&gt;(aAddress)-[lia1:LOCATION_IN_AREA]-&gt;(area),</text:p>
      <text:p text:style-name="P1">(friend)-[ca2:CURRENT_ADDRESS]-&gt;(fAddress)-[lia2:LOCATION_IN_AREA]-&gt;(area)</text:p>
      <text:p text:style-name="P2">RETURN *</text:p>
      <text:p text:style-name="Standard"/>
      <text:h text:style-name="Heading_20_4" text:outline-level="4">Looking for connections between Vulnerable Persons</text:h>
      <text:p text:style-name="Text_20_body">Going back to the list of vulnerable people, let’s see if any of them are connected. This query takes the results of the vulnerable people query and looks for paths of 'KNOWS' relationships that connect them.</text:p>
      <text:p text:style-name="P1">MATCH (p:Person)-[:KNOWS]-(friend)-[:PARTY_TO]-&gt;(:Crime)</text:p>
      <text:p text:style-name="P1">WHERE NOT (p:Person)-[:PARTY_TO]-&gt;(:Crime)</text:p>
      <text:p text:style-name="P1">WITH p, count(distinct friend) AS dangerousFriends</text:p>
      <text:p text:style-name="P1">ORDER BY dangerousFriends DESC</text:p>
      <text:p text:style-name="P1">LIMIT 5</text:p>
      <text:p text:style-name="P1">WITH COLLECT (p) AS people</text:p>
      <text:p text:style-name="P1">UNWIND people AS p1</text:p>
      <text:p text:style-name="P1">UNWIND people AS p2</text:p>
      <text:p text:style-name="P1">WITH * WHERE id(p1) &lt;&gt; id (p2)</text:p>
      <text:p text:style-name="P1">MATCH path = shortestpath((p1)-[:KNOWS*]-(p2))</text:p>
      <text:p text:style-name="P2">RETURN path</text:p>
      <text:p text:style-name="Standard"/>
      <text:h text:style-name="Heading_20_4" text:outline-level="4"><text:soft-page-break/>Looking for Dangerous Family Friends</text:h>
      <text:p text:style-name="Text_20_body">We can now write another query looking for vulnerable or at risk individuals, but this time based on their family relationships rather than their direct social relationships. We’ll look for people who are not directly related to a crime, and neither is their relative, but their relative has dangerous friends.</text:p>
      <text:p text:style-name="P1">MATCH (p:Person)-[:FAMILY_REL]-(relative)-[:KNOWS]-(famFriend)-[:PARTY_TO]-&gt;(:Crime)</text:p>
      <text:p text:style-name="P1">WHERE NOT (p:Person)-[:PARTY_TO]-&gt;(:Crime) AND</text:p>
      <text:p text:style-name="Preformatted_20_Text"><text:s/><text:span text:style-name="T1">NOT (relative)-[:PARTY_TO]-&gt;(:Crime)</text:span></text:p>
      <text:p text:style-name="P1">RETURN p.name AS name, p.surname AS surname, p.nhs_no AS id, count(DISTINCT famFriend) AS DangerousFamilyFriends</text:p>
      <text:p text:style-name="P1">ORDER BY DangerousFamilyFriends DESC</text:p>
      <text:p text:style-name="P2">LIMIT 5</text:p>
      <text:p text:style-name="Standard"/>
      <text:h text:style-name="Heading_20_4" text:outline-level="4">Looking for Dangerous Family Friends</text:h>
      <text:p text:style-name="Text_20_body">The previous query returned a good set of at risk individuals. However, it’s probably not specific enough - it would be more interesting to see this list with an additional requirement that the vulnerable individuals live with their relative who has dangerous friends.</text:p>
      <text:p text:style-name="P1">MATCH (p:Person)-[:FAMILY_REL]-(relative)-[:KNOWS]-(famFriend)-[:PARTY_TO]-&gt;(:Crime),</text:p>
      <text:p text:style-name="P1">(p)-[:CURRENT_ADDRESS]-&gt;(:Location)&lt;-[:CURRENT_ADDRESS]-(relative)</text:p>
      <text:p text:style-name="P1">WHERE NOT (p:Person)-[:PARTY_TO]-&gt;(:Crime) AND</text:p>
      <text:p text:style-name="Preformatted_20_Text"><text:s/><text:span text:style-name="T1">NOT (relative)-[:PARTY_TO]-&gt;(:Crime)</text:span></text:p>
      <text:p text:style-name="P1">RETURN p.name AS name, p.surname AS surname, p.nhs_no AS id, count(DISTINCT famFriend) AS DangerousFamilyFriends</text:p>
      <text:p text:style-name="P1">ORDER BY DangerousFamilyFriends DESC</text:p>
      <text:p text:style-name="P2">LIMIT 5</text:p>
      <text:p text:style-name="Standard"/>
      <text:h text:style-name="Heading_20_4" text:outline-level="4">Exploring a Vulnerable Person’s graph</text:h>
      <text:p text:style-name="Text_20_body">We can view Kimberley’s graph, and see that Kimberly (age 12) lives with her mother Bonnie at 53 Ridge Grove. Bonnie has several friends who are related to a number of crimes of varying types. There’s a high chance that Kimberly is being exposed to these people, potentially putting her at risk.</text:p>
      <text:p text:style-name="P1">MATCH path = (relative:Person)-[:CURRENT_ADDRESS]-&gt;(:Location)&lt;-[:CURRENT_ADDRESS]-(:Person {nhs_no: '548-59-5017', surname: 'Alexander'})-[:FAMILY_REL]-(relative)-[:KNOWS]-(:Person)-[:PARTY_TO]-&gt;(:Crime)</text:p>
      <text:p text:style-name="P2">RETURN path</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0T19:53:49.247782141</meta:creation-date>
    <dc:date>2022-06-20T19:55:48.374005064</dc:date>
    <meta:editing-duration>PT1M59S</meta:editing-duration>
    <meta:editing-cycles>2</meta:editing-cycles>
    <meta:generator>LibreOffice/6.4.7.2$Linux_X86_64 LibreOffice_project/40$Build-2</meta:generator>
    <meta:document-statistic meta:table-count="0" meta:image-count="0" meta:object-count="0" meta:page-count="2" meta:paragraph-count="53" meta:word-count="465" meta:character-count="3771" meta:non-whitespace-character-count="3357"/>
  </office:meta>
</office:document-meta>
</file>